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/>
      <text:p text:style-name="Standard">The Flock (Card game)</text:p>
      <text:p text:style-name="Standard"/>
      <text:list xml:id="list5037180062695050992" text:style-name="L1">
        <text:list-header>
          <text:p text:style-name="P3"/>
        </text:list-header>
      </text:list>
      <text:list xml:id="list1801104266354582192" text:style-name="L2">
        <text:list-item>
          <text:p text:style-name="P4">Better writing for rules and betting phases. (Somewhat done, needs feedback)</text:p>
          <text:p text:style-name="P4"/>
        </text:list-item>
      </text:list>
      <text:list xml:id="list382519786493738718" text:style-name="L3">
        <text:list-header>
          <text:p text:style-name="P5"/>
        </text:list-header>
      </text:list>
      <text:p text:style-name="Standard"/>
      <text:p text:style-name="P1">Feature:</text:p>
      <text:p text:style-name="Standard">Day counter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>3<text:span text:style-name="T1">rd</text:span> injury and pouch absor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8-30T12:26:47.24</dc:date>
    <meta:editing-duration>P3DT10H41M17S</meta:editing-duration>
    <meta:editing-cycles>75</meta:editing-cycles>
    <meta:generator>OpenOffice/4.1.1$Win32 OpenOffice.org_project/411m6$Build-9775</meta:generator>
    <meta:document-statistic meta:table-count="0" meta:image-count="0" meta:object-count="0" meta:page-count="1" meta:paragraph-count="16" meta:word-count="85" meta:character-count="544"/>
  </office:meta>
</office:document-meta>
</file>